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officeooo:rsid="00172b7f" officeooo:paragraph-rsid="00172b7f" style:font-size-asian="14pt" style:font-size-complex="14pt"/>
    </style:style>
    <style:style style:name="P2" style:family="paragraph" style:parent-style-name="Standard">
      <style:text-properties style:font-name="Roboto" fo:font-size="14pt" officeooo:rsid="001921bb" officeooo:paragraph-rsid="001921bb" style:font-size-asian="14pt" style:font-size-complex="14pt"/>
    </style:style>
    <style:style style:name="P3" style:family="paragraph" style:parent-style-name="Standard">
      <style:text-properties style:font-name="Roboto" fo:font-size="14pt" officeooo:rsid="001ae7f2" officeooo:paragraph-rsid="001ae7f2" style:font-size-asian="14pt" style:font-size-complex="14pt"/>
    </style:style>
    <style:style style:name="P4" style:family="paragraph" style:parent-style-name="Standard">
      <style:text-properties style:font-name="Roboto" fo:font-size="14pt" officeooo:rsid="001c5b6c" officeooo:paragraph-rsid="001c5b6c" style:font-size-asian="14pt" style:font-size-complex="14pt"/>
    </style:style>
    <style:style style:name="P5" style:family="paragraph" style:parent-style-name="Standard">
      <style:text-properties style:font-name="Roboto" fo:font-size="14pt" officeooo:rsid="001c5b6c" officeooo:paragraph-rsid="001e0da6" style:font-size-asian="14pt" style:font-size-complex="14pt"/>
    </style:style>
    <style:style style:name="P6" style:family="paragraph" style:parent-style-name="Standard">
      <style:text-properties style:font-name="Roboto" fo:font-size="14pt" officeooo:rsid="001e0da6" officeooo:paragraph-rsid="001e0da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4pt" officeooo:rsid="001e81d3" officeooo:paragraph-rsid="001e81d3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Roboto" fo:font-size="14pt" officeooo:rsid="001e81d3" officeooo:paragraph-rsid="001e81d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Roboto" fo:font-size="14pt" officeooo:rsid="001eb21f" officeooo:paragraph-rsid="001eb21f" style:font-size-asian="14pt" style:font-size-complex="14pt"/>
    </style:style>
    <style:style style:name="P10" style:family="paragraph" style:parent-style-name="Standard">
      <style:text-properties style:font-name="Roboto" fo:font-size="14pt" officeooo:rsid="001ebd7a" officeooo:paragraph-rsid="001ebd7a" style:font-size-asian="14pt" style:font-size-complex="14pt"/>
    </style:style>
    <style:style style:name="P11" style:family="paragraph" style:parent-style-name="Standard">
      <style:paragraph-properties fo:break-before="page"/>
      <style:text-properties style:font-name="Roboto" fo:font-size="14pt" officeooo:rsid="001921bb" officeooo:paragraph-rsid="001921bb" style:font-size-asian="14pt" style:font-size-complex="14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Roboto" fo:font-size="14pt" officeooo:rsid="001e81d3" officeooo:paragraph-rsid="001e81d3" style:font-size-asian="14pt" style:font-size-complex="14pt"/>
    </style:style>
    <style:style style:name="P13" style:family="paragraph" style:parent-style-name="Header">
      <style:paragraph-properties fo:text-align="center" style:justify-single-word="false"/>
      <style:text-properties style:font-name="Arial" officeooo:rsid="001e81d3" officeooo:paragraph-rsid="001e81d3"/>
    </style:style>
    <style:style style:name="P14" style:family="paragraph" style:parent-style-name="Standard">
      <style:text-properties style:font-name="Roboto" fo:font-size="14pt" officeooo:rsid="001e0da6" officeooo:paragraph-rsid="001e0da6" style:font-size-asian="14pt" style:font-size-complex="14pt"/>
    </style:style>
    <style:style style:name="P15" style:family="paragraph" style:parent-style-name="Standard">
      <style:text-properties style:font-name="Roboto" fo:font-size="14pt" officeooo:rsid="001921bb" officeooo:paragraph-rsid="001921bb" style:font-size-asian="14pt" style:font-size-complex="14pt"/>
    </style:style>
    <style:style style:name="P16" style:family="paragraph" style:parent-style-name="Standard">
      <style:text-properties style:font-name="Roboto" fo:font-size="14pt" officeooo:rsid="00172b7f" officeooo:paragraph-rsid="001f1694" style:font-size-asian="14pt" style:font-size-complex="14pt"/>
    </style:style>
    <style:style style:name="T1" style:family="text">
      <style:text-properties officeooo:rsid="001c5b6c"/>
    </style:style>
    <style:style style:name="T2" style:family="text">
      <style:text-properties officeooo:rsid="001e0da6"/>
    </style:style>
    <style:style style:name="T3" style:family="text">
      <style:text-properties officeooo:rsid="001f1694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Procrastinação</text:p>
      <text:p text:style-name="P1"/>
      <text:p text:style-name="P1"/>
      <text:p text:style-name="P1">“A mente é como um músculo.”</text:p>
      <text:p text:style-name="P1"/>
      <text:p text:style-name="P1"/>
      <text:p text:style-name="P2">Todo mundo já fez TCC sobre tudo que tem, basicamente isso que ela falou.</text:p>
      <text:p text:style-name="P2"/>
      <text:p text:style-name="P2"/>
      <text:p text:style-name="P2">Evangelismo criativo, alcançar quem? Como?</text:p>
      <text:p text:style-name="P2"/>
      <text:p text:style-name="P2"/>
      <text:p text:style-name="P2">Crie associações </text:p>
      <text:p text:style-name="P2"/>
      <text:p text:style-name="P2">Metodologia da pesquisa</text:p>
      <text:p text:style-name="P2">Estudo dos métodos (duh)</text:p>
      <text:p text:style-name="P2"/>
      <text:p text:style-name="P2"/>
      <text:p text:style-name="P2">Carta missionária??????????</text:p>
      <text:p text:style-name="P2">Carta pra mantenedores????</text:p>
      <text:p text:style-name="P2">QQQQQQ</text:p>
      <text:p text:style-name="P2"><text:s/><text:span text:style-name="T1">Socorrr</text:span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2"/>
      <text:p text:style-name="P11">Introdução <text:span text:style-name="T1">(wtf is going oon)</text:span></text:p>
      <text:p text:style-name="P3"/>
      <text:p text:style-name="P3"/>
      <text:p text:style-name="P3"/>
      <text:p text:style-name="P3">Antes do artigo um pré projeto. (?)</text:p>
      <text:p text:style-name="P3">Arrumar um problema… (???)</text:p>
      <text:p text:style-name="P3"/>
      <text:p text:style-name="P3">Só pra auxiliar e dar um norte. (… norte pra que?)</text:p>
      <text:p text:style-name="P3"/>
      <text:p text:style-name="P3"/>
      <text:p text:style-name="P3">Artigo científico &lt;3</text:p>
      <text:p text:style-name="P3">(Tho we need content)</text:p>
      <text:p text:style-name="P3"/>
      <text:p text:style-name="P3"/>
      <text:p text:style-name="P5">Estrutura</text:p>
      <text:p text:style-name="P6">1st</text:p>
      <text:p text:style-name="P5"><text:tab/>Elementos pré-textuai</text:p>
      <text:p text:style-name="P5"><text:tab/></text:p>
      <text:p text:style-name="P6">2nd</text:p>
      <text:p text:style-name="P6"><text:tab/>Elementos Textuais</text:p>
      <text:p text:style-name="P5"/>
      <text:p text:style-name="P6">3d</text:p>
      <text:p text:style-name="P5"><text:tab/><text:span text:style-name="T2">Elementos pós Textuais</text:span></text:p>
      <text:p text:style-name="P5"><text:tab/></text:p>
      <text:p text:style-name="P5"/>
      <text:p text:style-name="P5">Elementos</text:p>
      <text:p text:style-name="P6">1st</text:p>
      <text:p text:style-name="P5"><text:tab/>Capa Folha de rosto</text:p>
      <text:p text:style-name="P5"><text:tab/>Lista de ilustrações (opc)<text:tab/></text:p>
      <text:p text:style-name="P5"><text:tab/>Lista de tabelas (opc)<text:tab/></text:p>
      <text:p text:style-name="P5"><text:tab/>Lista de abreviaturas e siglas (opc)</text:p>
      <text:p text:style-name="P5"><text:tab/>Sumário(opc)</text:p>
      <text:p text:style-name="P5"/>
      <text:p text:style-name="P6">2nd</text:p>
      <text:p text:style-name="P5"><text:tab/><text:span text:style-name="T2">Introdução</text:span></text:p>
      <text:p text:style-name="P5"><text:tab/><text:span text:style-name="T2">Desenvolvimento</text:span></text:p>
      <text:p text:style-name="P5"><text:tab/><text:span text:style-name="T2">Conclusão</text:span></text:p>
      <text:p text:style-name="P5"><text:tab/><text:span text:style-name="T2">Considerações finais</text:span></text:p>
      <text:p text:style-name="P5"/>
      <text:p text:style-name="P6">3rd</text:p>
      <text:p text:style-name="P5"><text:tab/><text:span text:style-name="T2">Referência</text:span></text:p>
      <text:p text:style-name="P5"><text:tab/><text:span text:style-name="T2">Apêndices (opc)</text:span></text:p>
      <text:p text:style-name="P5"><text:soft-page-break/><text:tab/><text:span text:style-name="T2">Anexo (opc)</text:span></text:p>
      <text:p text:style-name="P5"><text:tab/><text:span text:style-name="T2">Índice (opc)</text:span></text:p>
      <text:p text:style-name="P5"/>
      <text:p text:style-name="P6">A capa é o primeiro elemento pré-textual e deve conter</text:p>
      <text:p text:style-name="P6"/>
      <text:p text:style-name="P6">Slogan</text:p>
      <text:p text:style-name="P6">Nome do aluno</text:p>
      <text:p text:style-name="P6">Título do trabalho</text:p>
      <text:p text:style-name="P6">Subtítulo</text:p>
      <text:p text:style-name="P6">Cidade/estado</text:p>
      <text:p text:style-name="P6">Mês/ano</text:p>
      <text:p text:style-name="P6"/>
      <text:p text:style-name="P6"/>
      <text:p text:style-name="P6"/>
      <text:p text:style-name="P6"/>
      <text:p text:style-name="P10">paragrafo 1,5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rabalho de Metodologia da pesquisa</text:p>
      <text:p text:style-name="P7">Hello, i’m subtítulo</text:p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☺</text:p>
      <text:p text:style-name="P9">Blumenau/ SC</text:p>
      <text:p text:style-name="P9">MARÇO DE 202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officeooo:rsid="001e81d3" officeooo:paragraph-rsid="001e81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EDIEL DA ROSA RIBEIR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10:39:43.614000000</meta:creation-date>
    <dc:date>2021-04-19T09:09:08.600000000</dc:date>
    <meta:editing-duration>PT24M53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57" meta:word-count="162" meta:character-count="1038" meta:non-whitespace-character-count="909"/>
  </office:meta>
</office:document-meta>
</file>